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/>
    <style:style style:name="ce7" style:family="table-cell" style:parent-style-name="Default" style:data-style-name="N1"/>
    <style:style style:name="ce8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1">
      <style:table-cell-properties fo:border-top="thin solid #000000" fo:border-bottom="none" fo:border-left="none" fo:border-right="none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2"/>
    <style:style style:name="ce12" style:family="table-cell" style:parent-style-name="Default" style:data-style-name="N1">
      <style:table-cell-properties fo:border-top="none" fo:border-bottom="thin solid #000000" fo:border-left="none" fo:border-right="none" fo:background-color="transparent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1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A9D08E"/>
    </style:style>
    <style:style style:name="ce19" style:family="table-cell" style:parent-style-name="Default" style:data-style-name="N0">
      <style:table-cell-properties style:vertical-align="automatic" fo:wrap-option="wrap" fo:background-color="#A9D08E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top="thin solid #000000" fo:border-bottom="none" fo:border-left="none" fo:border-right="none" fo:background-color="#A9D08E"/>
    </style:style>
    <style:style style:name="ce23" style:family="table-cell" style:parent-style-name="Default" style:data-style-name="N2">
      <style:table-cell-properties fo:background-color="#A9D08E"/>
    </style:style>
    <style:style style:name="ce24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90208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" table:default-cell-style-name="ce1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1" table:number-columns-repeated="16364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hh_wealth</text:p>
          </table:table-cell>
          <table:table-cell office:value-type="string" table:style-name="ce2">
            <text:p>adult_num</text:p>
          </table:table-cell>
          <table:table-cell office:value-type="string" table:style-name="ce2">
            <text:p>child0_18_num</text:p>
          </table:table-cell>
          <table:table-cell office:value-type="string" table:style-name="ce2">
            <text:p>kiz_temp</text:p>
          </table:table-cell>
          <table:table-cell office:value-type="string" table:style-name="ce2">
            <text:p>wohngeld_basis_hh</text:p>
          </table:table-cell>
          <table:table-cell office:value-type="string" table:style-name="ce2">
            <text:p>regelbedarf</text:p>
          </table:table-cell>
          <table:table-cell office:value-type="string" table:style-name="ce2">
            <text:p>ar_base_alg2_ek</text:p>
          </table:table-cell>
          <table:table-cell office:value-type="string" table:style-name="ce2">
            <text:p>kiz_basis</text:p>
          </table:table-cell>
          <table:table-cell office:value-type="string" table:style-name="ce3">
            <text:p>year</text:p>
          </table:table-cell>
          <table:table-cell office:value-type="string" table:style-name="ce19">
            <text:p>kiz</text:p>
          </table:table-cell>
          <table:table-cell office:value-type="string" table:style-name="ce19">
            <text:p>m_alg2</text:p>
          </table:table-cell>
          <table:table-cell office:value-type="string" table:style-name="ce19">
            <text:p>wohngeld</text:p>
          </table:table-cell>
          <table:table-cell table:style-name="ce2"/>
          <table:table-cell office:value-type="string" table:style-name="ce2">
            <text:p>fehlbedarf_alg2</text:p>
          </table:table-cell>
          <table:table-cell office:value-type="string" table:style-name="ce2">
            <text:p>fehlbedarf_wg</text:p>
          </table:table-cell>
          <table:table-cell office:value-type="string" table:style-name="ce2">
            <text:p>fehlbedarf_kiz</text:p>
          </table:table-cell>
          <table:table-cell office:value-type="string" table:style-name="ce2">
            <text:p>fehlbedarf_wgkiz</text:p>
          </table:table-cell>
          <table:table-cell office:value-type="string" table:style-name="ce2">
            <text:p>wg_vorrang</text:p>
          </table:table-cell>
          <table:table-cell office:value-type="string" table:style-name="ce2">
            <text:p>kiz_vorrang</text:p>
          </table:table-cell>
          <table:table-cell office:value-type="string" table:style-name="ce2">
            <text:p>wgkiz_vorrang</text:p>
          </table:table-cell>
          <table:table-cell office:value-type="string" table:style-name="ce2">
            <text:p>vermfreibetr</text:p>
          </table:table-cell>
          <table:table-cell office:value-type="string" table:style-name="ce2">
            <text:p>maxvermfb</text:p>
          </table:table-cell>
          <table:table-cell office:value-type="string" table:style-name="ce2">
            <text:p>byear</text:p>
          </table:table-cell>
          <table:table-cell table:number-columns-repeated="16353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" table:formula="of:=[.E2]-[.K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350" table:style-name="ce4">
            <text:p>350</text:p>
          </table:table-cell>
          <table:table-cell office:value-type="float" office:value="1765" table:style-name="ce5">
            <text:p>1765</text:p>
          </table:table-cell>
          <table:table-cell office:value-type="float" office:value="1300" table:style-name="ce5">
            <text:p>1300</text:p>
          </table:table-cell>
          <table:table-cell office:value-type="float" office:value="140" table:style-name="ce6">
            <text:p>140,00</text:p>
          </table:table-cell>
          <table:table-cell office:value-type="float" office:value="2016" table:style-name="ce16">
            <text:p>2016</text:p>
          </table:table-cell>
          <table:table-cell office:value-type="float" office:value="140" table:formula="of:=IF(OR([.$AA2]=TRUE;[.$AB2]=TRUE);[.$P2];0)" table:style-name="ce20">
            <text:p>140</text:p>
          </table:table-cell>
          <table:table-cell office:value-type="float" office:value="0" table:formula="of:=IF(AND([.$Z2]=FALSE;[.$AA2]=FALSE;[.$AB2]=FALSE);[.$V2];0)" table:style-name="ce20">
            <text:p>0</text:p>
          </table:table-cell>
          <table:table-cell office:value-type="float" office:value="350" table:formula="of:=IF(OR([.$Z2]=TRUE;[.$AB2]=TRUE);[.$M2];0)" table:style-name="ce20">
            <text:p>350</text:p>
          </table:table-cell>
          <table:table-cell table:style-name="ce1"/>
          <table:table-cell office:value-type="float" office:value="465" table:formula="of:=MAX([.N2]-[.O2];0)" table:style-name="ce7">
            <text:p>465</text:p>
          </table:table-cell>
          <table:table-cell office:value-type="float" office:value="115" table:formula="of:=MAX([.N2]-[.O2]-[.M2];0)" table:style-name="ce7">
            <text:p>115</text:p>
          </table:table-cell>
          <table:table-cell office:value-type="float" office:value="325" table:formula="of:=MAX([.N2]-[.O2]-[.P2];0)" table:style-name="ce7">
            <text:p>325</text:p>
          </table:table-cell>
          <table:table-cell office:value-type="float" office:value="0" table:formula="of:=MAX([.N2]-[.O2]-[.M2]-[.P2];0)" table:style-name="ce7">
            <text:p>0</text:p>
          </table:table-cell>
          <table:table-cell office:value-type="boolean" office:boolean-value="false" table:formula="of:=AND([.W2]=0;[.V2]&gt;0)" table:style-name="ce1">
            <text:p>FALSCH</text:p>
          </table:table-cell>
          <table:table-cell office:value-type="boolean" office:boolean-value="false" table:formula="of:=AND([.X2]=0;[.V2]&gt;0)" table:style-name="ce1">
            <text:p>FALSCH</text:p>
          </table:table-cell>
          <table:table-cell office:value-type="boolean" office:boolean-value="true" table:formula="of:=AND([.Y2]=0;[.V2]&gt;0)" table:style-name="ce1">
            <text:p>WAHR</text:p>
          </table:table-cell>
          <table:table-cell table:number-columns-repeated="2" table:style-name="ce1"/>
          <table:table-cell office:value-type="float" office:value="1986" table:formula="of:=[.Q2]-[.H2]" table:style-name="ce1">
            <text:p>1986</text:p>
          </table:table-cell>
          <table:table-cell table:number-columns-repeated="1635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" table:formula="of:=[.E3]-[.K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350" table:style-name="ce5">
            <text:p>350</text:p>
          </table:table-cell>
          <table:table-cell office:value-type="float" office:value="1765" table:style-name="ce5">
            <text:p>1765</text:p>
          </table:table-cell>
          <table:table-cell office:value-type="float" office:value="1300" table:style-name="ce5">
            <text:p>1300</text:p>
          </table:table-cell>
          <table:table-cell office:value-type="float" office:value="140" table:style-name="ce6">
            <text:p>140,00</text:p>
          </table:table-cell>
          <table:table-cell office:value-type="float" office:value="2016" table:style-name="ce16">
            <text:p>2016</text:p>
          </table:table-cell>
          <table:table-cell office:value-type="float" office:value="140" table:formula="of:=IF(OR([.$AA3]=TRUE;[.$AB3]=TRUE);[.$P3];0)" table:style-name="ce21">
            <text:p>140,00</text:p>
          </table:table-cell>
          <table:table-cell office:value-type="float" office:value="0" table:formula="of:=IF(AND([.$Z3]=FALSE;[.$AA3]=FALSE;[.$AB3]=FALSE);[.$V3];0)" table:style-name="ce20">
            <text:p>0</text:p>
          </table:table-cell>
          <table:table-cell office:value-type="float" office:value="350" table:formula="of:=IF(OR([.$Z3]=TRUE;[.$AB3]=TRUE);[.$M3];0)" table:style-name="ce20">
            <text:p>350</text:p>
          </table:table-cell>
          <table:table-cell table:style-name="ce1"/>
          <table:table-cell office:value-type="float" office:value="465" table:formula="of:=MAX([.N3]-[.O3];0)" table:style-name="ce7">
            <text:p>465</text:p>
          </table:table-cell>
          <table:table-cell office:value-type="float" office:value="115" table:formula="of:=MAX([.N3]-[.O3]-[.M3];0)" table:style-name="ce7">
            <text:p>115</text:p>
          </table:table-cell>
          <table:table-cell office:value-type="float" office:value="325" table:formula="of:=MAX([.N3]-[.O3]-[.P3];0)" table:style-name="ce7">
            <text:p>325</text:p>
          </table:table-cell>
          <table:table-cell office:value-type="float" office:value="0" table:formula="of:=MAX([.N3]-[.O3]-[.M3]-[.P3];0)" table:style-name="ce7">
            <text:p>0</text:p>
          </table:table-cell>
          <table:table-cell office:value-type="boolean" office:boolean-value="false" table:formula="of:=AND([.W3]=0;[.V3]&gt;0)" table:style-name="ce1">
            <text:p>FALSCH</text:p>
          </table:table-cell>
          <table:table-cell office:value-type="boolean" office:boolean-value="false" table:formula="of:=AND([.X3]=0;[.V3]&gt;0)" table:style-name="ce1">
            <text:p>FALSCH</text:p>
          </table:table-cell>
          <table:table-cell office:value-type="boolean" office:boolean-value="true" table:formula="of:=AND([.Y3]=0;[.V3]&gt;0)" table:style-name="ce1">
            <text:p>WAHR</text:p>
          </table:table-cell>
          <table:table-cell table:number-columns-repeated="2" table:style-name="ce1"/>
          <table:table-cell office:value-type="float" office:value="1986" table:formula="of:=[.Q3]-[.H3]" table:style-name="ce1">
            <text:p>1986</text:p>
          </table:table-cell>
          <table:table-cell table:number-columns-repeated="1635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E4]-[.K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350" table:style-name="ce1">
            <text:p>350</text:p>
          </table:table-cell>
          <table:table-cell office:value-type="float" office:value="1765" table:style-name="ce1">
            <text:p>1765</text:p>
          </table:table-cell>
          <table:table-cell office:value-type="float" office:value="1300" table:style-name="ce1">
            <text:p>1300</text:p>
          </table:table-cell>
          <table:table-cell office:value-type="float" office:value="140" table:style-name="ce6">
            <text:p>140,00</text:p>
          </table:table-cell>
          <table:table-cell office:value-type="float" office:value="2016" table:style-name="ce16">
            <text:p>2016</text:p>
          </table:table-cell>
          <table:table-cell office:value-type="float" office:value="140" table:formula="of:=IF(OR([.$AA4]=TRUE;[.$AB4]=TRUE);[.$P4];0)" table:style-name="ce21">
            <text:p>140,00</text:p>
          </table:table-cell>
          <table:table-cell office:value-type="float" office:value="0" table:formula="of:=IF(AND([.$Z4]=FALSE;[.$AA4]=FALSE;[.$AB4]=FALSE);[.$V4];0)" table:style-name="ce20">
            <text:p>0</text:p>
          </table:table-cell>
          <table:table-cell office:value-type="float" office:value="350" table:formula="of:=IF(OR([.$Z4]=TRUE;[.$AB4]=TRUE);[.$M4];0)" table:style-name="ce20">
            <text:p>350</text:p>
          </table:table-cell>
          <table:table-cell table:style-name="ce1"/>
          <table:table-cell office:value-type="float" office:value="465" table:formula="of:=MAX([.N4]-[.O4];0)" table:style-name="ce7">
            <text:p>465</text:p>
          </table:table-cell>
          <table:table-cell office:value-type="float" office:value="115" table:formula="of:=MAX([.N4]-[.O4]-[.M4];0)" table:style-name="ce7">
            <text:p>115</text:p>
          </table:table-cell>
          <table:table-cell office:value-type="float" office:value="325" table:formula="of:=MAX([.N4]-[.O4]-[.P4];0)" table:style-name="ce7">
            <text:p>325</text:p>
          </table:table-cell>
          <table:table-cell office:value-type="float" office:value="0" table:formula="of:=MAX([.N4]-[.O4]-[.M4]-[.P4];0)" table:style-name="ce7">
            <text:p>0</text:p>
          </table:table-cell>
          <table:table-cell office:value-type="boolean" office:boolean-value="false" table:formula="of:=AND([.W4]=0;[.V4]&gt;0)" table:style-name="ce1">
            <text:p>FALSCH</text:p>
          </table:table-cell>
          <table:table-cell office:value-type="boolean" office:boolean-value="false" table:formula="of:=AND([.X4]=0;[.V4]&gt;0)" table:style-name="ce1">
            <text:p>FALSCH</text:p>
          </table:table-cell>
          <table:table-cell office:value-type="boolean" office:boolean-value="true" table:formula="of:=AND([.Y4]=0;[.V4]&gt;0)" table:style-name="ce1">
            <text:p>WAHR</text:p>
          </table:table-cell>
          <table:table-cell table:number-columns-repeated="2" table:style-name="ce1"/>
          <table:table-cell office:value-type="float" office:value="2014" table:formula="of:=[.Q4]-[.H4]" table:style-name="ce1">
            <text:p>2014</text:p>
          </table:table-cell>
          <table:table-cell table:number-columns-repeated="16353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float" office:value="2" table:formula="of:=[.E5]-[.K5]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0" table:style-name="ce4">
            <text:p>400</text:p>
          </table:table-cell>
          <table:table-cell office:value-type="float" office:value="1170" table:style-name="ce4">
            <text:p>1170</text:p>
          </table:table-cell>
          <table:table-cell office:value-type="float" office:value="700" table:style-name="ce4">
            <text:p>700</text:p>
          </table:table-cell>
          <table:table-cell office:value-type="float" office:value="0" table:style-name="ce8">
            <text:p>0,00</text:p>
          </table:table-cell>
          <table:table-cell office:value-type="float" office:value="2013" table:style-name="ce17">
            <text:p>2013</text:p>
          </table:table-cell>
          <table:table-cell office:value-type="float" office:value="0" table:formula="of:=IF(OR([.$AA5]=TRUE;[.$AB5]=TRUE);[.$P5];0)" table:style-name="ce22">
            <text:p>0,00</text:p>
          </table:table-cell>
          <table:table-cell office:value-type="float" office:value="470" table:formula="of:=IF(AND([.$Z5]=FALSE;[.$AA5]=FALSE;[.$AB5]=FALSE);[.$V5];0)" table:style-name="ce20">
            <text:p>470</text:p>
          </table:table-cell>
          <table:table-cell office:value-type="float" office:value="0" table:formula="of:=IF(OR([.$Z5]=TRUE;[.$AB5]=TRUE);[.$M5];0)" table:style-name="ce18">
            <text:p>0</text:p>
          </table:table-cell>
          <table:table-cell table:style-name="ce4"/>
          <table:table-cell office:value-type="float" office:value="470" table:formula="of:=MAX([.N5]-[.O5];0)" table:style-name="ce9">
            <text:p>470</text:p>
          </table:table-cell>
          <table:table-cell office:value-type="float" office:value="70" table:formula="of:=MAX([.N5]-[.O5]-[.M5];0)" table:style-name="ce9">
            <text:p>70</text:p>
          </table:table-cell>
          <table:table-cell office:value-type="float" office:value="470" table:formula="of:=MAX([.N5]-[.O5]-[.P5];0)" table:style-name="ce9">
            <text:p>470</text:p>
          </table:table-cell>
          <table:table-cell office:value-type="float" office:value="70" table:formula="of:=MAX([.N5]-[.O5]-[.M5]-[.P5];0)" table:style-name="ce7">
            <text:p>70</text:p>
          </table:table-cell>
          <table:table-cell office:value-type="boolean" office:boolean-value="false" table:formula="of:=AND([.W5]=0;[.V5]&gt;0)" table:style-name="ce1">
            <text:p>FALSCH</text:p>
          </table:table-cell>
          <table:table-cell office:value-type="boolean" office:boolean-value="false" table:formula="of:=AND([.X5]=0;[.V5]&gt;0)" table:style-name="ce1">
            <text:p>FALSCH</text:p>
          </table:table-cell>
          <table:table-cell office:value-type="boolean" office:boolean-value="false" table:formula="of:=AND([.Y5]=0;[.V5]&gt;0)" table:style-name="ce1">
            <text:p>FALSCH</text:p>
          </table:table-cell>
          <table:table-cell table:number-columns-repeated="2" table:style-name="ce1"/>
          <table:table-cell office:value-type="float" office:value="1973" table:formula="of:=[.Q5]-[.H5]" table:style-name="ce1">
            <text:p>1973</text:p>
          </table:table-cell>
          <table:table-cell table:number-columns-repeated="1635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table:style-name="ce10"/>
          <table:table-cell office:value-type="float" office:value="2" table:formula="of:=[.E6]-[.K6]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0" table:style-name="ce10">
            <text:p>400</text:p>
          </table:table-cell>
          <table:table-cell office:value-type="float" office:value="1170" table:style-name="ce10">
            <text:p>1170</text:p>
          </table:table-cell>
          <table:table-cell office:value-type="float" office:value="700" table:style-name="ce10">
            <text:p>700</text:p>
          </table:table-cell>
          <table:table-cell office:value-type="float" office:value="0" table:style-name="ce11">
            <text:p>0,0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IF(OR([.$AA6]=TRUE;[.$AB6]=TRUE);[.$P6];0)" table:style-name="ce23">
            <text:p>0,00</text:p>
          </table:table-cell>
          <table:table-cell office:value-type="float" office:value="470" table:formula="of:=IF(AND([.$Z6]=FALSE;[.$AA6]=FALSE;[.$AB6]=FALSE);[.$V6];0)" table:style-name="ce20">
            <text:p>470</text:p>
          </table:table-cell>
          <table:table-cell office:value-type="float" office:value="0" table:formula="of:=IF(OR([.$Z6]=TRUE;[.$AB6]=TRUE);[.$M6];0)" table:style-name="ce24">
            <text:p>0</text:p>
          </table:table-cell>
          <table:table-cell table:style-name="ce1"/>
          <table:table-cell office:value-type="float" office:value="470" table:formula="of:=MAX([.N6]-[.O6];0)" table:style-name="ce12">
            <text:p>470</text:p>
          </table:table-cell>
          <table:table-cell office:value-type="float" office:value="70" table:formula="of:=MAX([.N6]-[.O6]-[.M6];0)" table:style-name="ce12">
            <text:p>70</text:p>
          </table:table-cell>
          <table:table-cell office:value-type="float" office:value="470" table:formula="of:=MAX([.N6]-[.O6]-[.P6];0)" table:style-name="ce12">
            <text:p>470</text:p>
          </table:table-cell>
          <table:table-cell office:value-type="float" office:value="70" table:formula="of:=MAX([.N6]-[.O6]-[.M6]-[.P6];0)" table:style-name="ce7">
            <text:p>70</text:p>
          </table:table-cell>
          <table:table-cell office:value-type="boolean" office:boolean-value="false" table:formula="of:=AND([.W6]=0;[.V6]&gt;0)" table:style-name="ce1">
            <text:p>FALSCH</text:p>
          </table:table-cell>
          <table:table-cell office:value-type="boolean" office:boolean-value="false" table:formula="of:=AND([.X6]=0;[.V6]&gt;0)" table:style-name="ce1">
            <text:p>FALSCH</text:p>
          </table:table-cell>
          <table:table-cell office:value-type="boolean" office:boolean-value="false" table:formula="of:=AND([.Y6]=0;[.V6]&gt;0)" table:style-name="ce1">
            <text:p>FALSCH</text:p>
          </table:table-cell>
          <table:table-cell table:number-columns-repeated="2" table:style-name="ce1"/>
          <table:table-cell office:value-type="float" office:value="1973" table:formula="of:=[.Q6]-[.H6]" table:style-name="ce1">
            <text:p>1973</text:p>
          </table:table-cell>
          <table:table-cell table:number-columns-repeated="16353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28" table:style-name="ce4">
            <text:p>28</text:p>
          </table:table-cell>
          <table:table-cell table:style-name="ce4"/>
          <table:table-cell office:value-type="float" office:value="1" table:formula="of:=[.E7]-[.K7]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40" table:style-name="ce4">
            <text:p>140</text:p>
          </table:table-cell>
          <table:table-cell office:value-type="float" office:value="500" table:style-name="ce4">
            <text:p>500</text:p>
          </table:table-cell>
          <table:table-cell office:value-type="float" office:value="1183.6399999999999" table:style-name="ce4">
            <text:p>1183,64</text:p>
          </table:table-cell>
          <table:table-cell office:value-type="float" office:value="555" table:style-name="ce4">
            <text:p>555</text:p>
          </table:table-cell>
          <table:table-cell office:value-type="float" office:value="140" table:style-name="ce8">
            <text:p>140,00</text:p>
          </table:table-cell>
          <table:table-cell office:value-type="float" office:value="2009" table:style-name="ce17">
            <text:p>2009</text:p>
          </table:table-cell>
          <table:table-cell office:value-type="float" office:value="140" table:formula="of:=IF(OR([.$AA7]=TRUE;[.$AB7]=TRUE);[.$P7];0)" table:style-name="ce22">
            <text:p>140,00</text:p>
          </table:table-cell>
          <table:table-cell office:value-type="float" office:value="0" table:formula="of:=IF(AND([.$Z7]=FALSE;[.$AA7]=FALSE;[.$AB7]=FALSE);[.$V7];0)" table:style-name="ce20">
            <text:p>0</text:p>
          </table:table-cell>
          <table:table-cell office:value-type="float" office:value="500" table:formula="of:=IF(OR([.$Z7]=TRUE;[.$AB7]=TRUE);[.$M7];0)" table:style-name="ce18">
            <text:p>500</text:p>
          </table:table-cell>
          <table:table-cell table:style-name="ce4"/>
          <table:table-cell office:value-type="float" office:value="628.63999999999987" table:formula="of:=MAX([.N7]-[.O7];0)" table:style-name="ce9">
            <text:p>629</text:p>
          </table:table-cell>
          <table:table-cell office:value-type="float" office:value="128.63999999999987" table:formula="of:=MAX([.N7]-[.O7]-[.M7];0)" table:style-name="ce9">
            <text:p>129</text:p>
          </table:table-cell>
          <table:table-cell office:value-type="float" office:value="488.63999999999987" table:formula="of:=MAX([.N7]-[.O7]-[.P7];0)" table:style-name="ce9">
            <text:p>489</text:p>
          </table:table-cell>
          <table:table-cell office:value-type="float" office:value="0" table:formula="of:=MAX([.N7]-[.O7]-[.M7]-[.P7];0)" table:style-name="ce7">
            <text:p>0</text:p>
          </table:table-cell>
          <table:table-cell office:value-type="boolean" office:boolean-value="false" table:formula="of:=AND([.W7]=0;[.V7]&gt;0)" table:style-name="ce1">
            <text:p>FALSCH</text:p>
          </table:table-cell>
          <table:table-cell office:value-type="boolean" office:boolean-value="false" table:formula="of:=AND([.X7]=0;[.V7]&gt;0)" table:style-name="ce1">
            <text:p>FALSCH</text:p>
          </table:table-cell>
          <table:table-cell office:value-type="boolean" office:boolean-value="true" table:formula="of:=AND([.Y7]=0;[.V7]&gt;0)" table:style-name="ce1">
            <text:p>WAHR</text:p>
          </table:table-cell>
          <table:table-cell table:number-columns-repeated="2" table:style-name="ce1"/>
          <table:table-cell office:value-type="float" office:value="1981" table:formula="of:=[.Q7]-[.H7]" table:style-name="ce1">
            <text:p>1981</text:p>
          </table:table-cell>
          <table:table-cell table:number-columns-repeated="1635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true" table:style-name="ce5">
            <text:p>WAHR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" table:formula="of:=[.E8]-[.K8]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float" office:value="500" table:style-name="ce5">
            <text:p>500</text:p>
          </table:table-cell>
          <table:table-cell office:value-type="float" office:value="1183.6399999999999" table:style-name="ce5">
            <text:p>1183,64</text:p>
          </table:table-cell>
          <table:table-cell office:value-type="float" office:value="555" table:style-name="ce4">
            <text:p>555</text:p>
          </table:table-cell>
          <table:table-cell office:value-type="float" office:value="140" table:style-name="ce6">
            <text:p>140,0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IF(OR([.$AA8]=TRUE;[.$AB8]=TRUE);[.$P8];0)" table:style-name="ce23">
            <text:p>140,00</text:p>
          </table:table-cell>
          <table:table-cell office:value-type="float" office:value="0" table:formula="of:=IF(AND([.$Z8]=FALSE;[.$AA8]=FALSE;[.$AB8]=FALSE);[.$V8];0)" table:style-name="ce20">
            <text:p>0</text:p>
          </table:table-cell>
          <table:table-cell office:value-type="float" office:value="500" table:formula="of:=IF(OR([.$Z8]=TRUE;[.$AB8]=TRUE);[.$M8];0)" table:style-name="ce24">
            <text:p>500</text:p>
          </table:table-cell>
          <table:table-cell table:style-name="ce1"/>
          <table:table-cell office:value-type="float" office:value="628.63999999999987" table:formula="of:=MAX([.N8]-[.O8];0)" table:style-name="ce13">
            <text:p>629</text:p>
          </table:table-cell>
          <table:table-cell office:value-type="float" office:value="128.63999999999987" table:formula="of:=MAX([.N8]-[.O8]-[.M8];0)" table:style-name="ce13">
            <text:p>129</text:p>
          </table:table-cell>
          <table:table-cell office:value-type="float" office:value="488.63999999999987" table:formula="of:=MAX([.N8]-[.O8]-[.P8];0)" table:style-name="ce13">
            <text:p>489</text:p>
          </table:table-cell>
          <table:table-cell office:value-type="float" office:value="0" table:formula="of:=MAX([.N8]-[.O8]-[.M8]-[.P8];0)" table:style-name="ce7">
            <text:p>0</text:p>
          </table:table-cell>
          <table:table-cell office:value-type="boolean" office:boolean-value="false" table:formula="of:=AND([.W8]=0;[.V8]&gt;0)" table:style-name="ce1">
            <text:p>FALSCH</text:p>
          </table:table-cell>
          <table:table-cell office:value-type="boolean" office:boolean-value="false" table:formula="of:=AND([.X8]=0;[.V8]&gt;0)" table:style-name="ce1">
            <text:p>FALSCH</text:p>
          </table:table-cell>
          <table:table-cell office:value-type="boolean" office:boolean-value="true" table:formula="of:=AND([.Y8]=0;[.V8]&gt;0)" table:style-name="ce1">
            <text:p>WAHR</text:p>
          </table:table-cell>
          <table:table-cell table:number-columns-repeated="2" table:style-name="ce1"/>
          <table:table-cell office:value-type="float" office:value="2008" table:formula="of:=[.Q8]-[.H8]" table:style-name="ce1">
            <text:p>2008</text:p>
          </table:table-cell>
          <table:table-cell table:number-columns-repeated="16353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33" table:style-name="ce4">
            <text:p>33</text:p>
          </table:table-cell>
          <table:table-cell table:style-name="ce4"/>
          <table:table-cell office:value-type="float" office:value="2" table:formula="of:=[.E9]-[.K9]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80" table:style-name="ce4">
            <text:p>280</text:p>
          </table:table-cell>
          <table:table-cell office:value-type="float" office:value="650" table:style-name="ce4">
            <text:p>650</text:p>
          </table:table-cell>
          <table:table-cell office:value-type="float" office:value="2281" table:style-name="ce4">
            <text:p>2281</text:p>
          </table:table-cell>
          <table:table-cell office:value-type="float" office:value="462" table:style-name="ce4">
            <text:p>462</text:p>
          </table:table-cell>
          <table:table-cell office:value-type="float" office:value="280" table:style-name="ce8">
            <text:p>280,00</text:p>
          </table:table-cell>
          <table:table-cell office:value-type="float" office:value="2006" table:style-name="ce17">
            <text:p>2006</text:p>
          </table:table-cell>
          <table:table-cell office:value-type="float" office:value="0" table:formula="of:=IF(OR([.$AA9]=TRUE;[.$AB9]=TRUE);[.$P9];0)" table:style-name="ce22">
            <text:p>0,00</text:p>
          </table:table-cell>
          <table:table-cell office:value-type="float" office:value="1819" table:formula="of:=IF(AND([.$Z9]=FALSE;[.$AA9]=FALSE;[.$AB9]=FALSE);[.$V9];0)" table:style-name="ce20">
            <text:p>1819</text:p>
          </table:table-cell>
          <table:table-cell office:value-type="float" office:value="0" table:formula="of:=IF(OR([.$Z9]=TRUE;[.$AB9]=TRUE);[.$M9];0)" table:style-name="ce18">
            <text:p>0</text:p>
          </table:table-cell>
          <table:table-cell table:style-name="ce4"/>
          <table:table-cell office:value-type="float" office:value="1819" table:formula="of:=MAX([.N9]-[.O9];0)" table:style-name="ce14">
            <text:p>1819</text:p>
          </table:table-cell>
          <table:table-cell office:value-type="float" office:value="1169" table:formula="of:=MAX([.N9]-[.O9]-[.M9];0)" table:style-name="ce9">
            <text:p>1169</text:p>
          </table:table-cell>
          <table:table-cell office:value-type="float" office:value="1539" table:formula="of:=MAX([.N9]-[.O9]-[.P9];0)" table:style-name="ce14">
            <text:p>1539</text:p>
          </table:table-cell>
          <table:table-cell office:value-type="float" office:value="889" table:formula="of:=MAX([.N9]-[.O9]-[.M9]-[.P9];0)" table:style-name="ce7">
            <text:p>889</text:p>
          </table:table-cell>
          <table:table-cell office:value-type="boolean" office:boolean-value="false" table:formula="of:=AND([.W9]=0;[.V9]&gt;0)" table:style-name="ce1">
            <text:p>FALSCH</text:p>
          </table:table-cell>
          <table:table-cell office:value-type="boolean" office:boolean-value="false" table:formula="of:=AND([.X9]=0;[.V9]&gt;0)" table:style-name="ce1">
            <text:p>FALSCH</text:p>
          </table:table-cell>
          <table:table-cell office:value-type="boolean" office:boolean-value="false" table:formula="of:=AND([.Y9]=0;[.V9]&gt;0)" table:style-name="ce1">
            <text:p>FALSCH</text:p>
          </table:table-cell>
          <table:table-cell table:number-columns-repeated="2" table:style-name="ce1"/>
          <table:table-cell office:value-type="float" office:value="1973" table:formula="of:=[.Q9]-[.H9]" table:style-name="ce1">
            <text:p>1973</text:p>
          </table:table-cell>
          <table:table-cell table:number-columns-repeated="1635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2" table:formula="of:=[.E10]-[.K10]" table:style-name="ce1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80" table:style-name="ce5">
            <text:p>280</text:p>
          </table:table-cell>
          <table:table-cell office:value-type="float" office:value="650" table:style-name="ce5">
            <text:p>650</text:p>
          </table:table-cell>
          <table:table-cell office:value-type="float" office:value="2281" table:style-name="ce5">
            <text:p>2281</text:p>
          </table:table-cell>
          <table:table-cell office:value-type="float" office:value="462" table:style-name="ce5">
            <text:p>462</text:p>
          </table:table-cell>
          <table:table-cell office:value-type="float" office:value="280" table:style-name="ce6">
            <text:p>280,00</text:p>
          </table:table-cell>
          <table:table-cell office:value-type="float" office:value="2006" table:style-name="ce5">
            <text:p>2006</text:p>
          </table:table-cell>
          <table:table-cell office:value-type="float" office:value="0" table:formula="of:=IF(OR([.$AA10]=TRUE;[.$AB10]=TRUE);[.$P10];0)" table:style-name="ce21">
            <text:p>0,00</text:p>
          </table:table-cell>
          <table:table-cell office:value-type="float" office:value="1819" table:formula="of:=IF(AND([.$Z10]=FALSE;[.$AA10]=FALSE;[.$AB10]=FALSE);[.$V10];0)" table:style-name="ce20">
            <text:p>1819</text:p>
          </table:table-cell>
          <table:table-cell office:value-type="float" office:value="0" table:formula="of:=IF(OR([.$Z10]=TRUE;[.$AB10]=TRUE);[.$M10];0)" table:style-name="ce24">
            <text:p>0</text:p>
          </table:table-cell>
          <table:table-cell table:style-name="ce1"/>
          <table:table-cell office:value-type="float" office:value="1819" table:formula="of:=MAX([.N10]-[.O10];0)" table:style-name="ce15">
            <text:p>1819</text:p>
          </table:table-cell>
          <table:table-cell office:value-type="float" office:value="1169" table:formula="of:=MAX([.N10]-[.O10]-[.M10];0)" table:style-name="ce13">
            <text:p>1169</text:p>
          </table:table-cell>
          <table:table-cell office:value-type="float" office:value="1539" table:formula="of:=MAX([.N10]-[.O10]-[.P10];0)" table:style-name="ce15">
            <text:p>1539</text:p>
          </table:table-cell>
          <table:table-cell office:value-type="float" office:value="889" table:formula="of:=MAX([.N10]-[.O10]-[.M10]-[.P10];0)" table:style-name="ce7">
            <text:p>889</text:p>
          </table:table-cell>
          <table:table-cell office:value-type="boolean" office:boolean-value="false" table:formula="of:=AND([.W10]=0;[.V10]&gt;0)" table:style-name="ce1">
            <text:p>FALSCH</text:p>
          </table:table-cell>
          <table:table-cell office:value-type="boolean" office:boolean-value="false" table:formula="of:=AND([.X10]=0;[.V10]&gt;0)" table:style-name="ce1">
            <text:p>FALSCH</text:p>
          </table:table-cell>
          <table:table-cell office:value-type="boolean" office:boolean-value="false" table:formula="of:=AND([.Y10]=0;[.V10]&gt;0)" table:style-name="ce1">
            <text:p>FALSCH</text:p>
          </table:table-cell>
          <table:table-cell table:number-columns-repeated="2" table:style-name="ce1"/>
          <table:table-cell office:value-type="float" office:value="1976" table:formula="of:=[.Q10]-[.H10]" table:style-name="ce1">
            <text:p>1976</text:p>
          </table:table-cell>
          <table:table-cell table:number-columns-repeated="1635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true" table:style-name="ce5">
            <text:p>WAHR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2" table:style-name="ce5">
            <text:p>12</text:p>
          </table:table-cell>
          <table:table-cell table:style-name="ce1"/>
          <table:table-cell office:value-type="float" office:value="2" table:formula="of:=[.E11]-[.K11]" table:style-name="ce1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80" table:style-name="ce5">
            <text:p>280</text:p>
          </table:table-cell>
          <table:table-cell office:value-type="float" office:value="650" table:style-name="ce5">
            <text:p>650</text:p>
          </table:table-cell>
          <table:table-cell office:value-type="float" office:value="2281" table:style-name="ce5">
            <text:p>2281</text:p>
          </table:table-cell>
          <table:table-cell office:value-type="float" office:value="462" table:style-name="ce5">
            <text:p>462</text:p>
          </table:table-cell>
          <table:table-cell office:value-type="float" office:value="280" table:style-name="ce6">
            <text:p>280,00</text:p>
          </table:table-cell>
          <table:table-cell office:value-type="float" office:value="2006" table:style-name="ce5">
            <text:p>2006</text:p>
          </table:table-cell>
          <table:table-cell office:value-type="float" office:value="0" table:formula="of:=IF(OR([.$AA11]=TRUE;[.$AB11]=TRUE);[.$P11];0)" table:style-name="ce21">
            <text:p>0,00</text:p>
          </table:table-cell>
          <table:table-cell office:value-type="float" office:value="1819" table:formula="of:=IF(AND([.$Z11]=FALSE;[.$AA11]=FALSE;[.$AB11]=FALSE);[.$V11];0)" table:style-name="ce20">
            <text:p>1819</text:p>
          </table:table-cell>
          <table:table-cell office:value-type="float" office:value="0" table:formula="of:=IF(OR([.$Z11]=TRUE;[.$AB11]=TRUE);[.$M11];0)" table:style-name="ce24">
            <text:p>0</text:p>
          </table:table-cell>
          <table:table-cell table:style-name="ce1"/>
          <table:table-cell office:value-type="float" office:value="1819" table:formula="of:=MAX([.N11]-[.O11];0)" table:style-name="ce7">
            <text:p>1819</text:p>
          </table:table-cell>
          <table:table-cell office:value-type="float" office:value="1169" table:formula="of:=MAX([.N11]-[.O11]-[.M11];0)" table:style-name="ce13">
            <text:p>1169</text:p>
          </table:table-cell>
          <table:table-cell office:value-type="float" office:value="1539" table:formula="of:=MAX([.N11]-[.O11]-[.P11];0)" table:style-name="ce7">
            <text:p>1539</text:p>
          </table:table-cell>
          <table:table-cell office:value-type="float" office:value="889" table:formula="of:=MAX([.N11]-[.O11]-[.M11]-[.P11];0)" table:style-name="ce7">
            <text:p>889</text:p>
          </table:table-cell>
          <table:table-cell office:value-type="boolean" office:boolean-value="false" table:formula="of:=AND([.W11]=0;[.V11]&gt;0)" table:style-name="ce1">
            <text:p>FALSCH</text:p>
          </table:table-cell>
          <table:table-cell office:value-type="boolean" office:boolean-value="false" table:formula="of:=AND([.X11]=0;[.V11]&gt;0)" table:style-name="ce1">
            <text:p>FALSCH</text:p>
          </table:table-cell>
          <table:table-cell office:value-type="boolean" office:boolean-value="false" table:formula="of:=AND([.Y11]=0;[.V11]&gt;0)" table:style-name="ce1">
            <text:p>FALSCH</text:p>
          </table:table-cell>
          <table:table-cell table:number-columns-repeated="2" table:style-name="ce1"/>
          <table:table-cell office:value-type="float" office:value="1994" table:formula="of:=[.Q11]-[.H11]" table:style-name="ce1">
            <text:p>1994</text:p>
          </table:table-cell>
          <table:table-cell table:number-columns-repeated="1635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true" table:style-name="ce5">
            <text:p>WAHR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2" table:formula="of:=[.E12]-[.K12]" table:style-name="ce1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80" table:style-name="ce5">
            <text:p>280</text:p>
          </table:table-cell>
          <table:table-cell office:value-type="float" office:value="650" table:style-name="ce5">
            <text:p>650</text:p>
          </table:table-cell>
          <table:table-cell office:value-type="float" office:value="2281" table:style-name="ce5">
            <text:p>2281</text:p>
          </table:table-cell>
          <table:table-cell office:value-type="float" office:value="462" table:style-name="ce5">
            <text:p>462</text:p>
          </table:table-cell>
          <table:table-cell office:value-type="float" office:value="280" table:style-name="ce6">
            <text:p>280,00</text:p>
          </table:table-cell>
          <table:table-cell office:value-type="float" office:value="2006" table:style-name="ce5">
            <text:p>2006</text:p>
          </table:table-cell>
          <table:table-cell office:value-type="float" office:value="0" table:formula="of:=IF(OR([.$AA12]=TRUE;[.$AB12]=TRUE);[.$P12];0)" table:style-name="ce21">
            <text:p>0,00</text:p>
          </table:table-cell>
          <table:table-cell office:value-type="float" office:value="1819" table:formula="of:=IF(AND([.$Z12]=FALSE;[.$AA12]=FALSE;[.$AB12]=FALSE);[.$V12];0)" table:style-name="ce20">
            <text:p>1819</text:p>
          </table:table-cell>
          <table:table-cell office:value-type="float" office:value="0" table:formula="of:=IF(OR([.$Z12]=TRUE;[.$AB12]=TRUE);[.$M12];0)" table:style-name="ce24">
            <text:p>0</text:p>
          </table:table-cell>
          <table:table-cell table:style-name="ce16"/>
          <table:table-cell office:value-type="float" office:value="1819" table:formula="of:=MAX([.N12]-[.O12];0)" table:style-name="ce7">
            <text:p>1819</text:p>
          </table:table-cell>
          <table:table-cell office:value-type="float" office:value="1169" table:formula="of:=MAX([.N12]-[.O12]-[.M12];0)" table:style-name="ce13">
            <text:p>1169</text:p>
          </table:table-cell>
          <table:table-cell office:value-type="float" office:value="1539" table:formula="of:=MAX([.N12]-[.O12]-[.P12];0)" table:style-name="ce7">
            <text:p>1539</text:p>
          </table:table-cell>
          <table:table-cell office:value-type="float" office:value="889" table:formula="of:=MAX([.N12]-[.O12]-[.M12]-[.P12];0)" table:style-name="ce7">
            <text:p>889</text:p>
          </table:table-cell>
          <table:table-cell office:value-type="boolean" office:boolean-value="false" table:formula="of:=AND([.W12]=0;[.V12]&gt;0)" table:style-name="ce1">
            <text:p>FALSCH</text:p>
          </table:table-cell>
          <table:table-cell office:value-type="boolean" office:boolean-value="false" table:formula="of:=AND([.X12]=0;[.V12]&gt;0)" table:style-name="ce1">
            <text:p>FALSCH</text:p>
          </table:table-cell>
          <table:table-cell office:value-type="boolean" office:boolean-value="false" table:formula="of:=AND([.Y12]=0;[.V12]&gt;0)" table:style-name="ce1">
            <text:p>FALSCH</text:p>
          </table:table-cell>
          <table:table-cell table:number-columns-repeated="2" table:style-name="ce1"/>
          <table:table-cell office:value-type="float" office:value="1996" table:formula="of:=[.Q12]-[.H12]" table:style-name="ce1">
            <text:p>1996</text:p>
          </table:table-cell>
          <table:table-cell table:number-columns-repeated="1635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true" table:style-name="ce5">
            <text:p>WAHR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2" table:formula="of:=[.E13]-[.K13]" table:style-name="ce1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80" table:style-name="ce5">
            <text:p>280</text:p>
          </table:table-cell>
          <table:table-cell office:value-type="float" office:value="650" table:style-name="ce5">
            <text:p>650</text:p>
          </table:table-cell>
          <table:table-cell office:value-type="float" office:value="2281" table:style-name="ce5">
            <text:p>2281</text:p>
          </table:table-cell>
          <table:table-cell office:value-type="float" office:value="462" table:style-name="ce5">
            <text:p>462</text:p>
          </table:table-cell>
          <table:table-cell office:value-type="float" office:value="280" table:style-name="ce6">
            <text:p>280,00</text:p>
          </table:table-cell>
          <table:table-cell office:value-type="float" office:value="2006" table:style-name="ce5">
            <text:p>2006</text:p>
          </table:table-cell>
          <table:table-cell office:value-type="float" office:value="0" table:formula="of:=IF(OR([.$AA13]=TRUE;[.$AB13]=TRUE);[.$P13];0)" table:style-name="ce21">
            <text:p>0,00</text:p>
          </table:table-cell>
          <table:table-cell office:value-type="float" office:value="1819" table:formula="of:=IF(AND([.$Z13]=FALSE;[.$AA13]=FALSE;[.$AB13]=FALSE);[.$V13];0)" table:style-name="ce20">
            <text:p>1819</text:p>
          </table:table-cell>
          <table:table-cell office:value-type="float" office:value="0" table:formula="of:=IF(OR([.$Z13]=TRUE;[.$AB13]=TRUE);[.$M13];0)" table:style-name="ce24">
            <text:p>0</text:p>
          </table:table-cell>
          <table:table-cell table:style-name="ce16"/>
          <table:table-cell office:value-type="float" office:value="1819" table:formula="of:=MAX([.N13]-[.O13];0)" table:style-name="ce7">
            <text:p>1819</text:p>
          </table:table-cell>
          <table:table-cell office:value-type="float" office:value="1169" table:formula="of:=MAX([.N13]-[.O13]-[.M13];0)" table:style-name="ce13">
            <text:p>1169</text:p>
          </table:table-cell>
          <table:table-cell office:value-type="float" office:value="1539" table:formula="of:=MAX([.N13]-[.O13]-[.P13];0)" table:style-name="ce7">
            <text:p>1539</text:p>
          </table:table-cell>
          <table:table-cell office:value-type="float" office:value="889" table:formula="of:=MAX([.N13]-[.O13]-[.M13]-[.P13];0)" table:style-name="ce7">
            <text:p>889</text:p>
          </table:table-cell>
          <table:table-cell office:value-type="boolean" office:boolean-value="false" table:formula="of:=AND([.W13]=0;[.V13]&gt;0)" table:style-name="ce1">
            <text:p>FALSCH</text:p>
          </table:table-cell>
          <table:table-cell office:value-type="boolean" office:boolean-value="false" table:formula="of:=AND([.X13]=0;[.V13]&gt;0)" table:style-name="ce1">
            <text:p>FALSCH</text:p>
          </table:table-cell>
          <table:table-cell office:value-type="boolean" office:boolean-value="false" table:formula="of:=AND([.Y13]=0;[.V13]&gt;0)" table:style-name="ce1">
            <text:p>FALSCH</text:p>
          </table:table-cell>
          <table:table-cell table:number-columns-repeated="2" table:style-name="ce1"/>
          <table:table-cell office:value-type="float" office:value="2004" table:formula="of:=[.Q13]-[.H13]" table:style-name="ce1">
            <text:p>2004</text:p>
          </table:table-cell>
          <table:table-cell table:number-columns-repeated="16353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0" table:style-name="ce4">
            <text:p>400</text:p>
          </table:table-cell>
          <table:table-cell office:value-type="float" office:value="1703" table:style-name="ce4">
            <text:p>1703</text:p>
          </table:table-cell>
          <table:table-cell office:value-type="float" office:value="1578" table:style-name="ce4">
            <text:p>1578</text:p>
          </table:table-cell>
          <table:table-cell office:value-type="float" office:value="0" table:style-name="ce6">
            <text:p>0,00</text:p>
          </table:table-cell>
          <table:table-cell office:value-type="float" office:value="2011" table:style-name="ce17">
            <text:p>2011</text:p>
          </table:table-cell>
          <table:table-cell office:value-type="float" office:value="0" table:formula="of:=IF(OR([.$AA14]=TRUE;[.$AB14]=TRUE);[.$P14];0)" table:style-name="ce18">
            <text:p>0</text:p>
          </table:table-cell>
          <table:table-cell office:value-type="float" office:value="0" table:formula="of:=IF(AND([.$Z14]=FALSE;[.$AA14]=FALSE;[.$AB14]=FALSE);[.$V14];0)" table:style-name="ce20">
            <text:p>0</text:p>
          </table:table-cell>
          <table:table-cell office:value-type="float" office:value="400" table:formula="of:=IF(OR([.$Z14]=TRUE;[.$AB14]=TRUE);[.$M14];0)" table:style-name="ce18">
            <text:p>400</text:p>
          </table:table-cell>
          <table:table-cell table:style-name="ce17"/>
          <table:table-cell office:value-type="float" office:value="125" table:formula="of:=MAX([.N14]-[.O14];0)" table:style-name="ce7">
            <text:p>125</text:p>
          </table:table-cell>
          <table:table-cell office:value-type="float" office:value="0" table:formula="of:=MAX([.N14]-[.O14]-[.M14];0)" table:style-name="ce7">
            <text:p>0</text:p>
          </table:table-cell>
          <table:table-cell office:value-type="float" office:value="125" table:formula="of:=MAX([.N14]-[.O14]-[.P14];0)" table:style-name="ce7">
            <text:p>125</text:p>
          </table:table-cell>
          <table:table-cell office:value-type="float" office:value="0" table:formula="of:=MAX([.N14]-[.O14]-[.M14]-[.P14];0)" table:style-name="ce7">
            <text:p>0</text:p>
          </table:table-cell>
          <table:table-cell office:value-type="boolean" office:boolean-value="true" table:formula="of:=AND([.W14]=0;[.V14]&gt;0)" table:style-name="ce1">
            <text:p>WAHR</text:p>
          </table:table-cell>
          <table:table-cell office:value-type="boolean" office:boolean-value="false" table:formula="of:=AND([.X14]=0;[.V14]&gt;0)" table:style-name="ce1">
            <text:p>FALSCH</text:p>
          </table:table-cell>
          <table:table-cell office:value-type="boolean" office:boolean-value="true" table:formula="of:=AND([.Y14]=0;[.V14]&gt;0)" table:style-name="ce1">
            <text:p>WAHR</text:p>
          </table:table-cell>
          <table:table-cell table:number-columns-repeated="2" table:style-name="ce1"/>
          <table:table-cell office:value-type="float" office:value="1981" table:formula="of:=[.Q14]-[.H14]" table:style-name="ce1">
            <text:p>1981</text:p>
          </table:table-cell>
          <table:table-cell table:number-columns-repeated="16353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1703" table:style-name="ce1">
            <text:p>1703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6">
            <text:p>0,00</text:p>
          </table:table-cell>
          <table:table-cell office:value-type="float" office:value="2011" table:style-name="ce17">
            <text:p>2011</text:p>
          </table:table-cell>
          <table:table-cell office:value-type="float" office:value="0" table:formula="of:=IF(OR([.$AA15]=TRUE;[.$AB15]=TRUE);[.$P15];0)" table:style-name="ce20">
            <text:p>0</text:p>
          </table:table-cell>
          <table:table-cell office:value-type="float" office:value="0" table:formula="of:=IF(AND([.$Z15]=FALSE;[.$AA15]=FALSE;[.$AB15]=FALSE);[.$V15];0)" table:style-name="ce20">
            <text:p>0</text:p>
          </table:table-cell>
          <table:table-cell office:value-type="float" office:value="400" table:formula="of:=IF(OR([.$Z15]=TRUE;[.$AB15]=TRUE);[.$M15];0)" table:style-name="ce20">
            <text:p>400</text:p>
          </table:table-cell>
          <table:table-cell table:style-name="ce5"/>
          <table:table-cell office:value-type="float" office:value="125" table:formula="of:=MAX([.N15]-[.O15];0)" table:style-name="ce7">
            <text:p>125</text:p>
          </table:table-cell>
          <table:table-cell office:value-type="float" office:value="0" table:formula="of:=MAX([.N15]-[.O15]-[.M15];0)" table:style-name="ce7">
            <text:p>0</text:p>
          </table:table-cell>
          <table:table-cell office:value-type="float" office:value="125" table:formula="of:=MAX([.N15]-[.O15]-[.P15];0)" table:style-name="ce7">
            <text:p>125</text:p>
          </table:table-cell>
          <table:table-cell office:value-type="float" office:value="0" table:formula="of:=MAX([.N15]-[.O15]-[.M15]-[.P15];0)" table:style-name="ce7">
            <text:p>0</text:p>
          </table:table-cell>
          <table:table-cell office:value-type="boolean" office:boolean-value="true" table:formula="of:=AND([.W15]=0;[.V15]&gt;0)" table:style-name="ce1">
            <text:p>WAHR</text:p>
          </table:table-cell>
          <table:table-cell office:value-type="boolean" office:boolean-value="false" table:formula="of:=AND([.X15]=0;[.V15]&gt;0)" table:style-name="ce1">
            <text:p>FALSCH</text:p>
          </table:table-cell>
          <table:table-cell office:value-type="boolean" office:boolean-value="true" table:formula="of:=AND([.Y15]=0;[.V15]&gt;0)" table:style-name="ce1">
            <text:p>WAHR</text:p>
          </table:table-cell>
          <table:table-cell table:number-columns-repeated="2" table:style-name="ce1"/>
          <table:table-cell office:value-type="float" office:value="1971" table:formula="of:=[.Q15]-[.H15]" table:style-name="ce1">
            <text:p>1971</text:p>
          </table:table-cell>
          <table:table-cell table:number-columns-repeated="16353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5">
            <text:p>3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1703" table:style-name="ce1">
            <text:p>1703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6">
            <text:p>0,00</text:p>
          </table:table-cell>
          <table:table-cell office:value-type="float" office:value="2011" table:style-name="ce17">
            <text:p>2011</text:p>
          </table:table-cell>
          <table:table-cell office:value-type="float" office:value="0" table:formula="of:=IF(OR([.$AA16]=TRUE;[.$AB16]=TRUE);[.$P16];0)" table:style-name="ce20">
            <text:p>0</text:p>
          </table:table-cell>
          <table:table-cell office:value-type="float" office:value="0" table:formula="of:=IF(AND([.$Z16]=FALSE;[.$AA16]=FALSE;[.$AB16]=FALSE);[.$V16];0)" table:style-name="ce20">
            <text:p>0</text:p>
          </table:table-cell>
          <table:table-cell office:value-type="float" office:value="400" table:formula="of:=IF(OR([.$Z16]=TRUE;[.$AB16]=TRUE);[.$M16];0)" table:style-name="ce20">
            <text:p>400</text:p>
          </table:table-cell>
          <table:table-cell table:style-name="ce5"/>
          <table:table-cell office:value-type="float" office:value="125" table:formula="of:=MAX([.N16]-[.O16];0)" table:style-name="ce7">
            <text:p>125</text:p>
          </table:table-cell>
          <table:table-cell office:value-type="float" office:value="0" table:formula="of:=MAX([.N16]-[.O16]-[.M16];0)" table:style-name="ce7">
            <text:p>0</text:p>
          </table:table-cell>
          <table:table-cell office:value-type="float" office:value="125" table:formula="of:=MAX([.N16]-[.O16]-[.P16];0)" table:style-name="ce7">
            <text:p>125</text:p>
          </table:table-cell>
          <table:table-cell office:value-type="float" office:value="0" table:formula="of:=MAX([.N16]-[.O16]-[.M16]-[.P16];0)" table:style-name="ce7">
            <text:p>0</text:p>
          </table:table-cell>
          <table:table-cell office:value-type="boolean" office:boolean-value="true" table:formula="of:=AND([.W16]=0;[.V16]&gt;0)" table:style-name="ce1">
            <text:p>WAHR</text:p>
          </table:table-cell>
          <table:table-cell office:value-type="boolean" office:boolean-value="false" table:formula="of:=AND([.X16]=0;[.V16]&gt;0)" table:style-name="ce1">
            <text:p>FALSCH</text:p>
          </table:table-cell>
          <table:table-cell office:value-type="boolean" office:boolean-value="true" table:formula="of:=AND([.Y16]=0;[.V16]&gt;0)" table:style-name="ce1">
            <text:p>WAHR</text:p>
          </table:table-cell>
          <table:table-cell table:number-columns-repeated="2" table:style-name="ce1"/>
          <table:table-cell office:value-type="float" office:value="1976" table:formula="of:=[.Q16]-[.H16]" table:style-name="ce1">
            <text:p>1976</text:p>
          </table:table-cell>
          <table:table-cell table:number-columns-repeated="16353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28" table:style-name="ce4">
            <text:p>28</text:p>
          </table:table-cell>
          <table:table-cell table:style-name="ce4"/>
          <table:table-cell office:value-type="float" office:value="1" table:formula="of:=[.E17]-[.K17]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6" table:formula="of:=500-(0.9*160)" table:style-name="ce4">
            <text:p>356</text:p>
          </table:table-cell>
          <table:table-cell office:value-type="float" office:value="1183.6399999999999" table:style-name="ce4">
            <text:p>1183,64</text:p>
          </table:table-cell>
          <table:table-cell office:value-type="float" office:value="555" table:style-name="ce4">
            <text:p>555</text:p>
          </table:table-cell>
          <table:table-cell office:value-type="float" office:value="0" table:style-name="ce8">
            <text:p>0,00</text:p>
          </table:table-cell>
          <table:table-cell office:value-type="float" office:value="2019" table:style-name="ce17">
            <text:p>2019</text:p>
          </table:table-cell>
          <table:table-cell office:value-type="float" office:value="0" table:style-name="ce22">
            <text:p>0,00</text:p>
          </table:table-cell>
          <table:table-cell office:value-type="float" office:value="628.63999999999987" table:formula="of:=IF(AND([.$Z17]=FALSE;[.$AA17]=FALSE;[.$AB17]=FALSE);[.$V17];0)" table:style-name="ce20">
            <text:p>628,64</text:p>
          </table:table-cell>
          <table:table-cell office:value-type="float" office:value="0" table:formula="of:=IF(OR([.$Z17]=TRUE;[.$AB17]=TRUE);[.$M17];0)" table:style-name="ce18">
            <text:p>0</text:p>
          </table:table-cell>
          <table:table-cell table:style-name="ce4"/>
          <table:table-cell office:value-type="float" office:value="628.63999999999987" table:formula="of:=MAX([.N17]-[.O17];0)" table:style-name="ce9">
            <text:p>629</text:p>
          </table:table-cell>
          <table:table-cell office:value-type="float" office:value="272.63999999999987" table:formula="of:=MAX([.N17]-[.O17]-[.M17];0)" table:style-name="ce9">
            <text:p>273</text:p>
          </table:table-cell>
          <table:table-cell office:value-type="float" office:value="628.63999999999987" table:formula="of:=MAX([.N17]-[.O17]-[.P17];0)" table:style-name="ce9">
            <text:p>629</text:p>
          </table:table-cell>
          <table:table-cell office:value-type="float" office:value="272.63999999999987" table:formula="of:=MAX([.N17]-[.O17]-[.M17]-[.P17];0)" table:style-name="ce7">
            <text:p>273</text:p>
          </table:table-cell>
          <table:table-cell office:value-type="boolean" office:boolean-value="false" table:formula="of:=AND([.W17]=0;[.V17]&gt;0)" table:style-name="ce1">
            <text:p>FALSCH</text:p>
          </table:table-cell>
          <table:table-cell office:value-type="boolean" office:boolean-value="false" table:formula="of:=AND([.X17]=0;[.V17]&gt;0)" table:style-name="ce1">
            <text:p>FALSCH</text:p>
          </table:table-cell>
          <table:table-cell office:value-type="boolean" office:boolean-value="false" table:formula="of:=AND([.Y17]=0;[.V17]&gt;0)" table:style-name="ce1">
            <text:p>FALSCH</text:p>
          </table:table-cell>
          <table:table-cell table:number-columns-repeated="2" table:style-name="ce1"/>
          <table:table-cell office:value-type="float" office:value="1991" table:formula="of:=[.Q17]-[.H17]" table:style-name="ce1">
            <text:p>1991</text:p>
          </table:table-cell>
          <table:table-cell table:number-columns-repeated="1635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true" table:style-name="ce5">
            <text:p>WAHR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" table:formula="of:=[.E18]-[.K18]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6" table:style-name="ce5">
            <text:p>256</text:p>
          </table:table-cell>
          <table:table-cell office:value-type="float" office:value="1183.6399999999999" table:style-name="ce5">
            <text:p>1183,64</text:p>
          </table:table-cell>
          <table:table-cell office:value-type="float" office:value="555" table:style-name="ce4">
            <text:p>555</text:p>
          </table:table-cell>
          <table:table-cell office:value-type="float" office:value="0" table:style-name="ce6">
            <text:p>0,00</text:p>
          </table:table-cell>
          <table:table-cell office:value-type="float" office:value="2019" table:style-name="ce5">
            <text:p>2019</text:p>
          </table:table-cell>
          <table:table-cell office:value-type="float" office:value="0" table:style-name="ce23">
            <text:p>0,00</text:p>
          </table:table-cell>
          <table:table-cell office:value-type="float" office:value="628.63999999999987" table:formula="of:=IF(AND([.$Z18]=FALSE;[.$AA18]=FALSE;[.$AB18]=FALSE);[.$V18];0)" table:style-name="ce20">
            <text:p>628,64</text:p>
          </table:table-cell>
          <table:table-cell office:value-type="float" office:value="0" table:formula="of:=IF(OR([.$Z18]=TRUE;[.$AB18]=TRUE);[.$M18];0)" table:style-name="ce24">
            <text:p>0</text:p>
          </table:table-cell>
          <table:table-cell table:style-name="ce1"/>
          <table:table-cell office:value-type="float" office:value="628.63999999999987" table:formula="of:=MAX([.N18]-[.O18];0)" table:style-name="ce13">
            <text:p>629</text:p>
          </table:table-cell>
          <table:table-cell office:value-type="float" office:value="372.63999999999987" table:formula="of:=MAX([.N18]-[.O18]-[.M18];0)" table:style-name="ce13">
            <text:p>373</text:p>
          </table:table-cell>
          <table:table-cell office:value-type="float" office:value="628.63999999999987" table:formula="of:=MAX([.N18]-[.O18]-[.P18];0)" table:style-name="ce13">
            <text:p>629</text:p>
          </table:table-cell>
          <table:table-cell office:value-type="float" office:value="372.63999999999987" table:formula="of:=MAX([.N18]-[.O18]-[.M18]-[.P18];0)" table:style-name="ce7">
            <text:p>373</text:p>
          </table:table-cell>
          <table:table-cell office:value-type="boolean" office:boolean-value="false" table:formula="of:=AND([.W18]=0;[.V18]&gt;0)" table:style-name="ce1">
            <text:p>FALSCH</text:p>
          </table:table-cell>
          <table:table-cell office:value-type="boolean" office:boolean-value="false" table:formula="of:=AND([.X18]=0;[.V18]&gt;0)" table:style-name="ce1">
            <text:p>FALSCH</text:p>
          </table:table-cell>
          <table:table-cell office:value-type="boolean" office:boolean-value="false" table:formula="of:=AND([.Y18]=0;[.V18]&gt;0)" table:style-name="ce1">
            <text:p>FALSCH</text:p>
          </table:table-cell>
          <table:table-cell table:number-columns-repeated="2" table:style-name="ce1"/>
          <table:table-cell office:value-type="float" office:value="2018" table:formula="of:=[.Q18]-[.H18]" table:style-name="ce1">
            <text:p>2018</text:p>
          </table:table-cell>
          <table:table-cell table:number-columns-repeated="1635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75" table:style-name="ce5">
            <text:p>75</text:p>
          </table:table-cell>
          <table:table-cell office:value-type="float" office:value="78000" table:style-name="ce5">
            <text:p>780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6" table:style-name="ce5">
            <text:p>1046</text:p>
          </table:table-cell>
          <table:table-cell office:value-type="float" office:value="300" table:style-name="ce5">
            <text:p>300</text:p>
          </table:table-cell>
          <table:table-cell table:style-name="ce6"/>
          <table:table-cell office:value-type="float" office:value="2014" table:style-name="ce5">
            <text:p>201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6"/>
          <table:table-cell office:value-type="float" office:value="746" table:formula="of:=MAX([.N19]-[.O19];0)" table:style-name="ce13">
            <text:p>746</text:p>
          </table:table-cell>
          <table:table-cell office:value-type="float" office:value="746" table:formula="of:=MAX([.N19]-[.O19]-[.M19];0)" table:style-name="ce13">
            <text:p>746</text:p>
          </table:table-cell>
          <table:table-cell table:number-columns-repeated="2" table:style-name="ce1"/>
          <table:table-cell office:value-type="boolean" office:boolean-value="false" table:formula="of:=AND([.W19]=0;[.V19]&gt;0)" table:style-name="ce1">
            <text:p>FALSCH</text:p>
          </table:table-cell>
          <table:table-cell table:number-columns-repeated="2" table:style-name="ce1"/>
          <table:table-cell office:value-type="float" office:value="39000" table:formula="of:=520*[.H19]" table:style-name="ce1">
            <text:p>39000</text:p>
          </table:table-cell>
          <table:table-cell office:value-type="float" office:value="33800" table:style-name="ce1">
            <text:p>33800</text:p>
          </table:table-cell>
          <table:table-cell office:value-type="float" office:value="1939" table:formula="of:=[.Q19]-[.H19]" table:style-name="ce1">
            <text:p>1939</text:p>
          </table:table-cell>
          <table:table-cell table:number-columns-repeated="1635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50" table:style-name="ce5">
            <text:p>50</text:p>
          </table:table-cell>
          <table:table-cell office:value-type="float" office:value="78000" table:style-name="ce5">
            <text:p>780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6" table:style-name="ce5">
            <text:p>1046</text:p>
          </table:table-cell>
          <table:table-cell office:value-type="float" office:value="300" table:style-name="ce5">
            <text:p>300</text:p>
          </table:table-cell>
          <table:table-cell table:style-name="ce6"/>
          <table:table-cell office:value-type="float" office:value="2014" table:style-name="ce5">
            <text:p>201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6"/>
          <table:table-cell office:value-type="float" office:value="746" table:formula="of:=MAX([.N20]-[.O20];0)" table:style-name="ce13">
            <text:p>746</text:p>
          </table:table-cell>
          <table:table-cell office:value-type="float" office:value="746" table:formula="of:=MAX([.N20]-[.O20]-[.M20];0)" table:style-name="ce13">
            <text:p>746</text:p>
          </table:table-cell>
          <table:table-cell table:number-columns-repeated="2" table:style-name="ce1"/>
          <table:table-cell office:value-type="boolean" office:boolean-value="false" table:formula="of:=AND([.W20]=0;[.V20]&gt;0)" table:style-name="ce1">
            <text:p>FALSCH</text:p>
          </table:table-cell>
          <table:table-cell table:number-columns-repeated="2" table:style-name="ce1"/>
          <table:table-cell office:value-type="float" office:value="7500" table:formula="of:=150*[.H20]" table:style-name="ce1">
            <text:p>7500</text:p>
          </table:table-cell>
          <table:table-cell office:value-type="float" office:value="10050" table:style-name="ce1">
            <text:p>10050</text:p>
          </table:table-cell>
          <table:table-cell office:value-type="float" office:value="1964" table:formula="of:=[.Q20]-[.H20]" table:style-name="ce1">
            <text:p>1964</text:p>
          </table:table-cell>
          <table:table-cell table:number-columns-repeated="1635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0" table:style-name="ce5">
            <text:p>10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,00</text:p>
          </table:table-cell>
          <table:table-cell office:value-type="float" office:value="2019" table:style-name="ce5">
            <text:p>2019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6"/>
          <table:table-cell office:value-type="float" office:value="1000" table:formula="of:=MAX([.N21]-[.O21];0)" table:style-name="ce13">
            <text:p>1000</text:p>
          </table:table-cell>
          <table:table-cell office:value-type="float" office:value="1000" table:formula="of:=MAX([.N21]-[.O21]-[.M21];0)" table:style-name="ce13">
            <text:p>1000</text:p>
          </table:table-cell>
          <table:table-cell table:number-columns-repeated="2" table:style-name="ce1"/>
          <table:table-cell office:value-type="boolean" office:boolean-value="false" table:formula="of:=AND([.W21]=0;[.V21]&gt;0)" table:style-name="ce1">
            <text:p>FALSCH</text:p>
          </table:table-cell>
          <table:table-cell table:number-columns-repeated="4" table:style-name="ce1"/>
          <table:table-cell office:value-type="float" office:value="1939" table:formula="of:=[.Q21]-[.H21]" table:style-name="ce1">
            <text:p>1939</text:p>
          </table:table-cell>
          <table:table-cell table:number-columns-repeated="16353"/>
        </table:table-row>
        <table:table-row table:style-name="ro2">
          <table:table-cell table:number-columns-repeated="16" table:style-name="ce1"/>
          <table:table-cell table:style-name="ce16"/>
          <table:table-cell table:number-columns-repeated="3" table:style-name="ce20"/>
          <table:table-cell table:style-name="ce6"/>
          <table:table-cell table:number-columns-repeated="16363" table:style-name="ce1"/>
        </table:table-row>
        <table:table-row table:number-rows-repeated="6" table:style-name="ro2">
          <table:table-cell table:number-columns-repeated="16" table:style-name="ce1"/>
          <table:table-cell table:number-columns-repeated="4" table:style-name="ce16"/>
          <table:table-cell table:style-name="ce6"/>
          <table:table-cell table:number-columns-repeated="16363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ric Sommer</meta:initial-creator>
    <dc:creator>Sommer, Eric</dc:creator>
    <meta:creation-date>2019-06-24T09:34:30Z</meta:creation-date>
    <dc:date>2019-10-10T13:25:27Z</dc:date>
    <meta:editing-duration>PT0S</meta:editing-duration>
  </office:meta>
</office:document-meta>
</file>